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8.08cm" fo:margin-left="-0.106cm" fo:margin-top="0cm" fo:margin-bottom="0cm" table:align="left"/>
    </style:style>
    <style:style style:name="Tableau2.A" style:family="table-column">
      <style:table-column-properties style:column-width="4.434cm"/>
    </style:style>
    <style:style style:name="Tableau2.B" style:family="table-column">
      <style:table-column-properties style:column-width="1.457cm"/>
    </style:style>
    <style:style style:name="Tableau2.C" style:family="table-column">
      <style:table-column-properties style:column-width="7.855cm"/>
    </style:style>
    <style:style style:name="Tableau2.D" style:family="table-column">
      <style:table-column-properties style:column-width="4.334cm"/>
    </style:style>
    <style:style style:name="Tableau2.1" style:family="table-row">
      <style:table-row-properties style:min-row-height="0.529cm" fo:keep-together="auto"/>
    </style:style>
    <style:style style:name="Tableau2.A1" style:family="table-cell">
      <style:table-cell-properties style:vertical-align="middle" fo:padding-left="0.053cm" fo:padding-right="0.053cm" fo:padding-top="0cm" fo:padding-bottom="0cm" fo:border="none"/>
    </style:style>
    <style:style style:name="Tableau2.3" style:family="table-row">
      <style:table-row-properties style:min-row-height="2.237cm" fo:keep-together="auto"/>
    </style:style>
    <style:style style:name="Tableau2.4" style:family="table-row">
      <style:table-row-properties style:min-row-height="2.988cm" fo:keep-together="auto"/>
    </style:style>
    <style:style style:name="Tableau2.B4" style:family="table-cell">
      <style:table-cell-properties style:vertical-align="" fo:padding-left="0.053cm" fo:padding-right="0.053cm" fo:padding-top="0cm" fo:padding-bottom="0cm" fo:border="none"/>
    </style:style>
    <style:style style:name="Tableau2.5" style:family="table-row">
      <style:table-row-properties style:min-row-height="2.552cm" fo:keep-together="auto"/>
    </style:style>
    <style:style style:name="Tableau2.6" style:family="table-row">
      <style:table-row-properties style:min-row-height="0.845cm" fo:keep-together="auto"/>
    </style:style>
    <style:style style:name="Tableau2.7" style:family="table-row">
      <style:table-row-properties style:min-row-height="0.175cm" fo:keep-together="auto"/>
    </style:style>
    <style:style style:name="Tableau2.8" style:family="table-row">
      <style:table-row-properties style:min-row-height="0.321cm" fo:keep-together="auto"/>
    </style:style>
    <style:style style:name="Tableau2.9" style:family="table-row">
      <style:table-row-properties style:min-row-height="0.672cm" fo:keep-together="auto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officeooo:paragraph-rsid="000a84fa"/>
    </style:style>
    <style:style style:name="P3" style:family="paragraph" style:parent-style-name="Standard">
      <style:paragraph-properties fo:text-align="center" style:justify-single-word="false">
        <style:tab-stops/>
      </style:paragraph-properties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08ffe7" officeooo:paragraph-rsid="0008ffe7" style:font-weight-asian="bold" style:font-weight-complex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officeooo:rsid="000a331a" officeooo:paragraph-rsid="000a331a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rsid="000a331a" officeooo:paragraph-rsid="000a331a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officeooo:rsid="000a84fa" officeooo:paragraph-rsid="000a84fa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officeooo:rsid="000a84fa" officeooo:paragraph-rsid="000a84fa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rsid="000b0c46" officeooo:paragraph-rsid="000b0c46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officeooo:rsid="000f1185" officeooo:paragraph-rsid="000f1185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officeooo:rsid="000f1185" officeooo:paragraph-rsid="000f1185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officeooo:rsid="000fe94b" officeooo:paragraph-rsid="000fe94b"/>
    </style:style>
    <style:style style:name="P13" style:family="paragraph" style:parent-style-name="Standard">
      <style:text-properties officeooo:rsid="00102634" officeooo:paragraph-rsid="00102634"/>
    </style:style>
    <style:style style:name="T1" style:family="text">
      <style:text-properties officeooo:rsid="000694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5f10" style:font-weight-asian="bold" style:font-weight-complex="bold"/>
    </style:style>
    <style:style style:name="T4" style:family="text">
      <style:text-properties officeooo:rsid="00085f10"/>
    </style:style>
    <style:style style:name="T5" style:family="text">
      <style:text-properties officeooo:rsid="000a331a"/>
    </style:style>
    <style:style style:name="T6" style:family="text">
      <style:text-properties officeooo:rsid="000a84fa"/>
    </style:style>
    <style:style style:name="T7" style:family="text">
      <style:text-properties officeooo:rsid="000bd86e"/>
    </style:style>
    <style:style style:name="T8" style:family="text">
      <style:text-properties officeooo:rsid="000f1185"/>
    </style:style>
    <style:style style:name="T9" style:family="text">
      <style:text-properties officeooo:rsid="000fe94b"/>
    </style:style>
    <style:style style:name="T10" style:family="text">
      <style:text-properties officeooo:rsid="0010ceb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>temps</text:p>
          </table:table-cell>
          <table:table-cell table:style-name="Tableau2.A1" office:value-type="string">
            <text:p text:style-name="P1">ce que le prof fait</text:p>
          </table:table-cell>
          <table:table-cell table:style-name="Tableau2.A1" office:value-type="string">
            <text:p text:style-name="P1">ce que les élèves font</text:p>
          </table:table-cell>
        </table:table-row>
        <table:table-row table:style-name="Tableau2.1">
          <table:table-cell table:style-name="Tableau2.A1" office:value-type="string">
            <text:p text:style-name="P1">arrivée en classe</text:p>
          </table:table-cell>
          <table:table-cell table:style-name="Tableau2.A1" office:value-type="string">
            <text:p text:style-name="P11"><text:s/>0→5 min</text:p>
          </table:table-cell>
          <table:table-cell table:style-name="Tableau2.A1" office:value-type="string">
            <text:p text:style-name="P1">assure le silence</text:p>
          </table:table-cell>
          <table:table-cell table:style-name="Tableau2.A1" office:value-type="string">
            <text:p text:style-name="P1">sortent leurs affaires</text:p>
          </table:table-cell>
        </table:table-row>
        <table:table-row table:style-name="Tableau2.3">
          <table:table-cell table:style-name="Tableau2.A1" office:value-type="string">
            <text:p text:style-name="P3"><text:line-break/>Rappel de cours</text:p>
          </table:table-cell>
          <table:table-cell table:style-name="Tableau2.A1" office:value-type="string">
            <text:p text:style-name="P11">10</text:p>
          </table:table-cell>
          <table:table-cell table:style-name="Tableau2.A1" table:number-columns-spanned="2" office:value-type="string">
            <text:p text:style-name="P1">Notre rituel<text:line-break/>interroge les élèves :<text:line-break/>-Qu’est-ce qu’on a fait ?<text:line-break/>-des schémas qui s’appellent comment ? normalisés <text:line-break/>-Qu’est ce que ces symboles ? (lampes, diode)<text:line-break/>ils décrivent plusieurs circuits, les éléments dedans sont associés comment ? Dérivation série<text:line-break/>- et à la maison c’est comment ? Pourquoi ?<text:line-break/>-on dit que le pile c’est un composant quoi ? générateur, et la lampe ?</text:p>
          </table:table-cell>
          <table:covered-table-cell/>
        </table:table-row>
        <table:table-row table:style-name="Tableau2.4">
          <table:table-cell table:style-name="Tableau2.A1" office:value-type="string">
            <text:p text:style-name="P3">correction</text:p>
          </table:table-cell>
          <table:table-cell table:style-name="Tableau2.B4" office:value-type="string">
            <text:p text:style-name="P1"/>
            <text:p text:style-name="P1"/>
          </table:table-cell>
          <table:table-cell table:style-name="Tableau2.A1" table:number-columns-spanned="2" office:value-type="string">
            <text:p text:style-name="P1">On corrige le 3. et 5.<text:line-break/>On fait <text:span text:style-name="T2">l’expérience </text:span><text:span text:style-name="T3">court circuit</text:span><text:span text:style-name="T4"> </text:span>pour le 5. !!!!!!!<text:line-break/>on introduit <text:span text:style-name="T1">et</text:span> la notion de <text:span text:style-name="T2">court circuit</text:span> (<text:span text:style-name="T1">Quand il existe une boucle qui relie directement les </text:span>deux bornes <text:span text:style-name="T1">d’un dipôle, il est en court circuit</text:span>)<text:line-break/>l’<text:span text:style-name="T1">électricité va prendre le chemin le plus facile</text:span>… pas de lampe allumé et vite plus de batterie.</text:p>
            <text:p text:style-name="P4"/>
            <text:p text:style-name="P4">Transition : <text:span text:style-name="T5">Expérience</text:span> diode + on déduit/interroge le sens du courant</text:p>
          </table:table-cell>
          <table:covered-table-cell/>
        </table:table-row>
        <table:table-row table:style-name="Tableau2.5">
          <table:table-cell table:style-name="Tableau2.A1" office:value-type="string">
            <text:p text:style-name="P5">Activité</text:p>
          </table:table-cell>
          <table:table-cell table:style-name="Tableau2.A1" office:value-type="string">
            <text:p text:style-name="P1"/>
          </table:table-cell>
          <table:table-cell table:style-name="Tableau2.A1" table:number-columns-spanned="2" office:value-type="string">
            <text:p text:style-name="P6">On distribue l’activité, se met au travail puis au moment de la question mesure ..</text:p>
          </table:table-cell>
          <table:covered-table-cell/>
        </table:table-row>
        <table:table-row table:style-name="Tableau2.6">
          <table:table-cell table:style-name="Tableau2.A1" office:value-type="string">
            <text:p text:style-name="P5">Méthode de mesure</text:p>
          </table:table-cell>
          <table:table-cell table:style-name="Tableau2.A1" office:value-type="string">
            <text:p text:style-name="P1"/>
          </table:table-cell>
          <table:table-cell table:style-name="Tableau2.A1" table:number-columns-spanned="2" office:value-type="string">
            <text:p text:style-name="P6">À encadrer en rouge :</text:p>
            <text:p text:style-name="P6">1) branchement : Du + vers le 10A</text:p>
            <text:p text:style-name="P12">on laisse le circuit ouvert avant de régler le calibre...</text:p>
            <text:p text:style-name="P6">2) calibre le plus grand</text:p>
            <text:p text:style-name="P6">attention, le maximum qu’un calibre puisse mesurer c’est ce qui est marqué sinon il casse… </text:p>
            <text:p text:style-name="P6">exemple de balance pour {qques grammes en chimie, pèse personne, pèse container}</text:p>
            <text:p text:style-name="P6">3) conversion en mA pour vérifier si on peut passer au calibre d’en dessous</text:p>
            <text:p text:style-name="P6">recommencer !</text:p>
          </table:table-cell>
          <table:covered-table-cell/>
        </table:table-row>
        <table:table-row table:style-name="Tableau2.7">
          <table:table-cell table:style-name="Tableau2.A1" office:value-type="string">
            <text:p text:style-name="P5">A<text:span text:style-name="T6">ctivité</text:span></text:p>
          </table:table-cell>
          <table:table-cell table:style-name="Tableau2.A1" office:value-type="string">
            <text:p text:style-name="P1"/>
          </table:table-cell>
          <table:table-cell table:style-name="Tableau2.A1" table:number-columns-spanned="2" office:value-type="string">
            <text:p text:style-name="P7">Ils reprennent en autonomie</text:p>
          </table:table-cell>
          <table:covered-table-cell/>
        </table:table-row>
        <table:table-row table:style-name="Tableau2.8">
          <table:table-cell table:style-name="Tableau2.A1" office:value-type="string">
            <text:p text:style-name="P8">Bilan</text:p>
          </table:table-cell>
          <table:table-cell table:style-name="Tableau2.A1" office:value-type="string">
            <text:p text:style-name="P1"/>
          </table:table-cell>
          <table:table-cell table:style-name="Tableau2.A1" table:number-columns-spanned="2" office:value-type="string">
            <text:p text:style-name="P2"><text:span text:style-name="T6">Le courant à un sens ! En physique, on prends la convention qu’il se déplace de la borne plus vers la borne moins !</text:span></text:p>
            <text:p text:style-name="P9">L’intensité électrique se mesure en Ampère, <text:span text:style-name="T7">elle mesure le « débit électrique », </text:span><text:span text:style-name="T8">le courant. On la mesure en plaçant un ampèremètre en série sur la branche du circuit d’intérêt.</text:span></text:p>
            <text:p text:style-name="P9">L’électricité est dangereuse, il est donc très important de respecter certaine mesure de sécurité (ne jamais manipuler sans adulte pour l’instant)</text:p>
            <text:p text:style-name="P11">Quand les deux bornes d’un dipôle sont connectés directement (uniquement par des fils sans passer par d’autres dipôle) on dit qu’il est en court circuit! </text:p>
          </table:table-cell>
          <table:covered-table-cell/>
        </table:table-row>
        <table:table-row table:style-name="Tableau2.9">
          <table:table-cell table:style-name="Tableau2.A1" office:value-type="string">
            <text:p text:style-name="P10">Agenda</text:p>
          </table:table-cell>
          <table:table-cell table:style-name="Tableau2.A1" office:value-type="string">
            <text:p text:style-name="P1"/>
          </table:table-cell>
          <table:table-cell table:style-name="Tableau2.A1" table:number-columns-spanned="2" office:value-type="string">
            <text:p text:style-name="P11"><text:span text:style-name="T9">Même livre ? </text:span>3p249</text:p>
          </table:table-cell>
          <table:covered-table-cell/>
        </table:table-row>
      </table:table>
      <text:p text:style-name="P13">Si il reste du temps, circuit en dérivation avec mesure de chaque branche !!!! <text:span text:style-name="T10">retrouver loi nœud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0T22:24:27.770130648</meta:creation-date>
    <dc:date>2020-09-10T23:09:50.906678222</dc:date>
    <meta:editing-duration>PT45M18S</meta:editing-duration>
    <meta:editing-cycles>14</meta:editing-cycles>
    <meta:generator>LibreOffice/6.4.5.2$Linux_X86_64 LibreOffice_project/40$Build-2</meta:generator>
    <meta:document-statistic meta:table-count="1" meta:image-count="0" meta:object-count="0" meta:page-count="1" meta:paragraph-count="34" meta:word-count="378" meta:character-count="2152" meta:non-whitespace-character-count="1803"/>
  </office:meta>
</office:document-meta>
</file>